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Heading1" style:family="paragraph">
      <style:text-properties fo:language="de" fo:country="DE"/>
    </style:style>
    <style:style style:name="P3" style:parent-style-name="Normal" style:family="paragraph">
      <style:text-properties fo:language="de" fo:country="DE"/>
    </style:style>
    <style:style style:name="P4" style:parent-style-name="Heading2" style:family="paragraph">
      <style:text-properties fo:language="de" fo:country="DE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Heading2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Heading2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T18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/>
      <text:h text:style-name="P2" text:outline-level="1">Development Module</text:h>
      <text:p text:style-name="P3"/>
      <text:h text:style-name="P4" text:outline-level="2">Scope</text:h>
      <text:p text:style-name="P5">This DoubleClue module support developers to create new modules and CRUD (Create Read Update Delete) of database objects.</text:p>
      <text:p text:style-name="P6">To activate this module add Development-Module project to DcemApplication project and start DoubleClue.</text:p>
      <text:p text:style-name="P7"/>
      <text:h text:style-name="P8" text:outline-level="2">Create a new Module with a *CLICK*</text:h>
      <text:p text:style-name="P9">This feature creates a new DoubleClue Module with a click. Develop needs just to enter<text:s/>the module name and id. The module id is a short name for the module. It will be used as package names and as prefix to files.</text:p>
      <text:p text:style-name="P10">After creation you will import the project in Eclipse with “Existing Maven Projects”.</text:p>
      <text:p text:style-name="P11"/>
      <text:h text:style-name="P12" text:outline-level="2">Create Entity CRUD</text:h>
      <text:p text:style-name="P13">DoubleClue Framework has the ability to create CRUD for your database Entity automatically. <text:s/>After creating the Module, create your database entity classes.</text:p>
      <text:p text:style-name="P14">This feature will create the Gui , Subject (Menu),<text:s/>logic class and the xhtml file.</text:p>
      <text:p text:style-name="P15"/>
      <text:p text:style-name="P16"/>
      <text:p text:style-name="P17"/>
      <text:h text:style-name="Heading1" text:outline-level="1"><text:span text:style-name="T18"><text:s/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lea, Emanuel</meta:initial-creator>
    <dc:creator>Galea, Emanuel</dc:creator>
    <meta:creation-date>2024-04-16T09:57:00Z</meta:creation-date>
    <dc:date>2024-04-16T11:02:00Z</dc:date>
    <meta:template xlink:href="Normal.dotm" xlink:type="simple"/>
    <meta:editing-cycles>5</meta:editing-cycles>
    <meta:editing-duration>PT0S</meta:editing-duration>
    <meta:document-statistic meta:page-count="1" meta:paragraph-count="1" meta:word-count="127" meta:character-count="853" meta:row-count="6" meta:non-whitespace-character-count="727"/>
  </office:meta>
</office:document-meta>
</file>